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500000465E538953F52D6E9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6500000465E538953F52D6E9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47:01.218000000</meta:creation-date>
    <dc:date>2022-09-07T21:47:47.298000000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